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800000187EFB1F594.png"/>
  <manifest:file-entry manifest:media-type="image/png" manifest:full-path="Pictures/10000000000002310000017DBD365594.png"/>
  <manifest:file-entry manifest:media-type="image/png" manifest:full-path="Pictures/10000000000002300000020F86EABF49.png"/>
  <manifest:file-entry manifest:media-type="image/png" manifest:full-path="Pictures/1000000000000249000001B65A1955DD.png"/>
  <manifest:file-entry manifest:media-type="image/png" manifest:full-path="Pictures/100000000000024C0000021B8A99C0FA.png"/>
  <manifest:file-entry manifest:media-type="image/png" manifest:full-path="Pictures/100000000000024A0000014B66A0421E.png"/>
  <manifest:file-entry manifest:media-type="image/png" manifest:full-path="Pictures/100000000000024F000001FE44DBAA03.png"/>
  <manifest:file-entry manifest:media-type="image/png" manifest:full-path="Pictures/10000000000002510000020603F7C934.png"/>
  <manifest:file-entry manifest:media-type="image/png" manifest:full-path="Pictures/10000000000002F6000001DA8471C884.png"/>
  <manifest:file-entry manifest:media-type="image/png" manifest:full-path="Pictures/10000000000003040000021F2E6116D6.png"/>
  <manifest:file-entry manifest:media-type="image/png" manifest:full-path="Pictures/1000000000000250000001F2C99DF47F.png"/>
  <manifest:file-entry manifest:media-type="image/png" manifest:full-path="Pictures/1000000000000240000001610EB99EBF.png"/>
  <manifest:file-entry manifest:media-type="image/png" manifest:full-path="Pictures/1000000000000232000001894DCE5AE4.png"/>
  <manifest:file-entry manifest:media-type="image/png" manifest:full-path="Pictures/10000000000002440000015C524341B8.png"/>
  <manifest:file-entry manifest:media-type="image/png" manifest:full-path="Pictures/100000000000023D00000174D83E9837.png"/>
  <manifest:file-entry manifest:media-type="image/png" manifest:full-path="Pictures/1000000000000241000002047999F9D6.png"/>
  <manifest:file-entry manifest:media-type="image/png" manifest:full-path="Pictures/1000000000000252000002213F1D321B.png"/>
  <manifest:file-entry manifest:media-type="image/png" manifest:full-path="Pictures/100000000000024A000001D816BC4969.png"/>
  <manifest:file-entry manifest:media-type="image/png" manifest:full-path="Pictures/100000000000023A00000212FA75DE19.png"/>
  <manifest:file-entry manifest:media-type="image/png" manifest:full-path="Pictures/100000000000026F000001B891AE21CF.png"/>
  <manifest:file-entry manifest:media-type="image/png" manifest:full-path="Pictures/1000000000000305000001B9D3C7D62D.png"/>
  <manifest:file-entry manifest:media-type="image/png" manifest:full-path="Pictures/100000000000023C000001CFF72B1C4C.png"/>
  <manifest:file-entry manifest:media-type="image/png" manifest:full-path="Pictures/100000000000024A000001D079AC7B10.png"/>
  <manifest:file-entry manifest:media-type="image/png" manifest:full-path="Pictures/100000000000023E000001B2A09F52F6.png"/>
  <manifest:file-entry manifest:media-type="image/png" manifest:full-path="Pictures/1000000000000233000001E205A4CB6E.png"/>
  <manifest:file-entry manifest:media-type="image/png" manifest:full-path="Pictures/1000000000000235000001B81952F258.png"/>
  <manifest:file-entry manifest:media-type="image/png" manifest:full-path="Pictures/10000000000002400000021965C24FAB.png"/>
  <manifest:file-entry manifest:media-type="image/png" manifest:full-path="Pictures/100000000000023E000001F3B9F8860D.png"/>
  <manifest:file-entry manifest:media-type="image/png" manifest:full-path="Pictures/100000000000023A000001DAEEC2466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igration 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0.451cm" svg:height="11.667cm" svg:x="4cm" svg:y="3.533cm">
          <draw:image xlink:href="Pictures/1000000000000305000001B9D3C7D6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0.425cm" svg:height="14.366cm" svg:x="2.487cm" svg:y="2.342cm">
          <draw:image xlink:href="Pictures/10000000000003040000021F2E6116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0.054cm" svg:height="12.54cm" svg:x="2.672cm" svg:y="3.254cm">
          <draw:image xlink:href="Pictures/10000000000002F6000001DA8471C8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1.201cm" svg:height="14.444cm" svg:x="1.299cm" svg:y="3.281cm">
          <draw:image xlink:href="Pictures/100000000000024A000001D816BC49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2.602cm" svg:height="14.001cm" svg:x="1.099cm" svg:y="2.724cm">
          <draw:image xlink:href="Pictures/1000000000000249000001B65A1955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2.001cm" svg:height="10.08cm" svg:x="1.699cm" svg:y="5.925cm">
          <draw:image xlink:href="Pictures/10000000000002310000017DBD3655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4.002cm" svg:height="14.419cm" svg:x="0.299cm" svg:y="2.315cm">
          <draw:image xlink:href="Pictures/1000000000000252000002213F1D32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3.002cm" svg:height="14.976cm" svg:x="1.299cm" svg:y="3.149cm">
          <draw:image xlink:href="Pictures/1000000000000233000001E205A4CB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2.602cm" svg:height="15.226cm" svg:x="1.299cm" svg:y="2.699cm">
          <draw:image xlink:href="Pictures/1000000000000241000002047999F9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1.801cm" svg:height="13.943cm" svg:x="1.899cm" svg:y="2.553cm">
          <draw:image xlink:href="Pictures/10000000000002300000020F86EABF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2.401cm" svg:height="11.482cm" svg:x="1.099cm" svg:y="3.784cm">
          <draw:image xlink:href="Pictures/100000000000023E000001B2A09F52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16.483cm" svg:height="11.641cm" svg:x="4.458cm" svg:y="3.704cm">
          <draw:image xlink:href="Pictures/100000000000026F000001B891AE21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2.802cm" svg:height="14.201cm" svg:x="1.299cm" svg:y="3.124cm">
          <draw:image xlink:href="Pictures/100000000000023D00000174D83E98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Sphere Monitoring and Performance 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vSphere Monitoring and Performance 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2.602cm" svg:height="12.252cm" svg:x="1.299cm" svg:y="4.124cm">
          <draw:image xlink:href="Pictures/10000000000002510000020603F7C9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2.401cm" svg:height="14.601cm" svg:x="1.899cm" svg:y="1.924cm">
          <draw:image xlink:href="Pictures/100000000000024A000001D079AC7B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0.201cm" svg:height="13.87cm" svg:x="2.699cm" svg:y="1.924cm">
          <draw:image xlink:href="Pictures/100000000000023A000001DAEEC246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2.401cm" svg:height="12.249cm" svg:x="1.899cm" svg:y="3.311cm">
          <draw:image xlink:href="Pictures/100000000000023C000001CFF72B1C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2.602cm" svg:height="13.202cm" svg:x="1.699cm" svg:y="2.924cm">
          <draw:image xlink:href="Pictures/100000000000023E000001F3B9F886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1.401cm" svg:height="14.022cm" svg:x="2.099cm" svg:y="2.514cm">
          <draw:image xlink:href="Pictures/100000000000023A00000212FA75DE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1.401cm" svg:height="11.804cm" svg:x="2.299cm" svg:y="4.921cm">
          <draw:image xlink:href="Pictures/10000000000002440000015C524341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3.202cm" svg:height="14.207cm" svg:x="1.699cm" svg:y="2.421cm">
          <draw:image xlink:href="Pictures/10000000000002400000021965C24F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2.201cm" svg:height="13.493cm" svg:x="2.099cm" svg:y="2.778cm">
          <draw:image xlink:href="Pictures/100000000000024F000001FE44DBAA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0.601cm" svg:height="11.379cm" svg:x="2.099cm" svg:y="5.146cm">
          <draw:image xlink:href="Pictures/100000000000024A0000014B66A042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2.201cm" svg:height="13.172cm" svg:x="1.899cm" svg:y="4.352cm">
          <draw:image xlink:href="Pictures/100000000000024800000187EFB1F5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2.602cm" svg:height="13.241cm" svg:x="2.499cm" svg:y="3.524cm">
          <draw:image xlink:href="Pictures/1000000000000235000001B81952F2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3.202cm" svg:height="12.799cm" svg:x="1.499cm" svg:y="4.326cm">
          <draw:image xlink:href="Pictures/1000000000000232000001894DCE5A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1.001cm" svg:height="14.26cm" svg:x="2.899cm" svg:y="2.394cm">
          <draw:image xlink:href="Pictures/100000000000024C0000021B8A99C0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1.001cm" svg:height="12.139cm" svg:x="1.899cm" svg:y="4.524cm">
          <draw:image xlink:href="Pictures/1000000000000240000001610EB99E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23.002cm" svg:height="13.175cm" svg:x="1.099cm" svg:y="2.937cm">
          <draw:image xlink:href="Pictures/1000000000000250000001F2C99DF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3-10-03">03/10/23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3-10-03">03/10/23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10-03T11:38:58.85</dc:date>
    <dc:creator>a a</dc:creator>
    <meta:document-statistic meta:object-count="181"/>
    <meta:generator>OpenOffice/4.1.6$Win32 OpenOffice.org_project/416m1$Build-9790</meta:generator>
  </office:meta>
</office:document-meta>
</file>